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Times" svg:font-family="Times"/>
    <style:font-face style:name="Times New Roman" svg:font-family="Times New Roman"/>
  </office:font-face-decls>
  <office:automatic-styles>
    <style:style style:name="P1" style:family="paragraph" style:parent-style-name="Standard">
      <style:paragraph-properties fo:margin-bottom="0.2963in" style:line-height-at-least="0.3750in"/>
      <style:text-properties style:font-name="Arial" fo:font-size="20.0pt" fo:color="#535353"/>
    </style:style>
    <style:style style:name="P2" style:family="paragraph" style:parent-style-name="Standard">
      <style:paragraph-properties style:line-height-at-least="0.2778in"/>
      <style:text-properties style:font-name="Arial" fo:font-size="14.7pt" fo:color="#000000"/>
    </style:style>
    <style:style style:name="P3" style:family="paragraph" style:parent-style-name="Standard">
      <style:paragraph-properties style:line-height-at-least="0.1944in"/>
      <style:text-properties style:font-name="Times" fo:font-size="12.0pt" fo:color="#000000"/>
    </style:style>
    <style:style style:name="P4" style:family="paragraph" style:parent-style-name="Standard">
      <style:paragraph-properties style:line-height-at-least="0.2778in"/>
      <style:text-properties style:font-name="Arial" fo:font-size="14.7pt" fo:color="#1a1a1a" fo:background-color="#ffffff"/>
    </style:style>
    <style:style style:name="P5" style:family="paragraph" style:parent-style-name="Standard">
      <style:paragraph-properties style:line-height-at-least="0.1667in"/>
      <style:text-properties style:font-name="Arial" fo:font-size="14.7pt" fo:color="#000000"/>
    </style:style>
    <style:style style:name="P6" style:family="paragraph" style:parent-style-name="Standard">
      <style:paragraph-properties style:line-height-at-least="0.2778in"/>
      <style:text-properties style:font-name="Arial" fo:font-size="14.7pt" fo:color="#000000" fo:background-color="#ffffff"/>
    </style:style>
    <style:style style:name="P7" style:family="paragraph" style:parent-style-name="Standard">
      <style:paragraph-properties fo:margin-bottom="0.2037in" style:line-height-at-least="0.2361in"/>
      <style:text-properties style:font-name="Arial" fo:font-size="14.7pt" fo:color="#000000"/>
    </style:style>
    <style:style style:name="T1" style:family="text">
      <style:text-properties fo:letter-spacing="0.0000in"/>
    </style:style>
    <style:style style:name="T2" style:family="text">
      <style:text-properties fo:font-style="italic" fo:font-style-asian="italic" fo:font-style-complex="italic" fo:letter-spacing="0.0000in"/>
    </style:style>
    <style:style style:name="T3" style:family="text">
      <style:text-properties fo:letter-spacing="0.0000in" fo:color="#000000" fo:background-color="transparent"/>
    </style:style>
    <style:style style:name="T4" style:family="text">
      <style:text-properties fo:letter-spacing="0.0000in" fo:color="#000000"/>
    </style:style>
    <style:style style:name="T5" style:family="text">
      <style:text-properties fo:font-style="italic" fo:font-style-asian="italic" fo:font-style-complex="italic" fo:letter-spacing="0.0000in" fo:color="#000000"/>
    </style:style>
    <style:style style:name="T6" style:family="text">
      <style:text-properties style:font-name="Times New Roman" fo:font-size="9.3pt" fo:font-size-asian="9.3pt" fo:font-size-complex="9.3pt" fo:letter-spacing="0.0000in"/>
    </style:style>
    <style:style style:name="TableColumn1" style:family="table-column">
      <style:table-column-properties style:column-width="3.4625in" style:rel-column-width="32767*"/>
    </style:style>
  </office:automatic-styles>
  <office:body>
    <office:text>
      <text:p text:style-name="P1"><text:span text:style-name="T1">Tech Report: Machine Learning</text:span></text:p>
      <text:p text:style-name="P2"><text:span text:style-name="T1">Machine learning (ML) is a method of data analysis that automates the process of algorithmic model building. ML minimises human intervention by making decisions based on patterns identified by input data </text:span><text:a xlink:type="simple" xlink:href="https://paperpile.com/c/M1qUXT/OKuU"><text:span text:style-name="T1">(</text:span><text:span text:style-name="T2">Machine Learning: What it is and why it matters</text:span><text:span text:style-name="T1">, 2019)</text:span></text:a><text:span text:style-name="T1">.</text:span></text:p>
      <text:p text:style-name="P2"><text:span text:style-name="T1">In the last decade, the development of ML has been propelled forward, evolving from a thoroughly misunderstood, niche technology to a powerful tool directly or indirectly exploited by nearly every industry. </text:span></text:p>
      <text:p text:style-name="P3"><text:span text:style-name="T1"/></text:p>
      <text:p text:style-name="P2"><text:span text:style-name="T1">In the subfield of Natural Language Processing (NLP) which trains ML models to parse words and sentences, recent developments include frameworks such as Google Duplex which, during the Google I/O developers conference in 2018, demonstrated an AI-driven voice was able to understand the voice of a human voice over the phone, respond with the mannerisms of a human  and ultimately make an appointment with a business on behalf of a human user </text:span><text:a xlink:type="simple" xlink:href="https://paperpile.com/c/M1qUXT/BLGu"><text:span text:style-name="T1">(</text:span><text:span text:style-name="T2">What is Google Duplex and how do you use it?</text:span><text:span text:style-name="T1">, 2019)</text:span></text:a><text:span text:style-name="T1">. </text:span></text:p>
      <text:p text:style-name="P3"><text:span text:style-name="T1"/></text:p>
      <text:p text:style-name="P2"><text:span text:style-name="T1">The popular field of computer vision has seen recent innovations in the form of BigGANs (Generative Adversarial Neural Networks) which is generating high resolution, high fidelity, nearly photorealistic images barely distinguishable to the naked eye - providing a noticeable improvement over ordinary GANs which were limited to small, low resolution images </text:span><text:a xlink:type="simple" xlink:href="https://paperpile.com/c/M1qUXT/rSbC"><text:span text:style-name="T1">(Ravuri and Vinyals, 2019)</text:span></text:a><text:span text:style-name="T1">.</text:span></text:p>
      <text:p text:style-name="P3"><text:span text:style-name="T1"/></text:p>
      <text:p text:style-name="P2"><text:span text:style-name="T1">ML technologies are prevalent in most industries that produce and consume large amounts of data. From finance, to transportation to health care - the technology provides vital insights that promote efficient operation that would otherwise be hard and teadius to identify. </text:span></text:p>
      <text:p text:style-name="P2"><text:span text:style-name="T1">The financial industry has leveraged ML with investment entities employing complex algorithms to process large quantities of macro and microeconomic data with the intention of identifying investment opportunities. Furthermore, ML has served as a turning point in fraud detection innovation for retail banks by identifying suspicious patterns in banking transactions that may be linked to fraud, thereby minimising the risk of significant financial loss </text:span><text:a xlink:type="simple" xlink:href="https://paperpile.com/c/M1qUXT/tOGU"><text:span text:style-name="T1">(Chan and Stolfo, no date)</text:span></text:a><text:span text:style-name="T1">.</text:span></text:p>
      <text:p text:style-name="P3"><text:span text:style-name="T1"/></text:p>
      <text:p text:style-name="P2"><text:span text:style-name="T1">In addition to supporting the economy by protecting and bolstering the financial sector, ML models are able to obtain and interpret health data to enable individuals to make educated decisions to improve their health. Wearable technology is an accelerating trend with ten percent of the US population wearing some form of smart device that analyses health data and conducts assessment and makes suggestions for better living in real time </text:span><text:a xlink:type="simple" xlink:href="https://paperpile.com/c/M1qUXT/2UdY"><text:span text:style-name="T1">(Musil, 2018)</text:span></text:a><text:span text:style-name="T1"><text:s/></text:span><text:a xlink:type="simple" xlink:href="https://paperpile.com/c/M1qUXT/PZO1"><text:span text:style-name="T1">(Özdemir and Barshan, 2014)</text:span></text:a><text:span text:style-name="T1">. When large volumes of health data is obtained by medical professionals, it can be leveraged to construct structural relationships to find patterns that are likely to lead to a disease and other health risks </text:span><text:a xlink:type="simple" xlink:href="https://paperpile.com/c/M1qUXT/GWQ8"><text:span text:style-name="T1">(Matheson, 2019)</text:span></text:a><text:span text:style-name="T1">.</text:span></text:p>
      <text:p text:style-name="P3"><text:span text:style-name="T1"/></text:p>
      <text:p text:style-name="P2"><text:span text:style-name="T1">In recent years, ML has propelled the field of autonomous navigation forward. The Publication Learning for Autonomous Navigation describes how an autonomous system named Crusher which was developed for the Defence Advanced Research Projects Agency (DARPA) UGCV-Perceptor Integration (UPI) program. The aim of the UPI program was to encourage and accelerate the development of autonomous systems that could safely and successfully navigate challenging terrains. Prior to recent advances in ML, the traditional algorithmic tools used for robotic navigation were time-consuming and required consistent fine-tuning. Crusher used data gathered from a combination of onboard sensors to feed ML models that automated this process </text:span><text:a xlink:type="simple" xlink:href="https://paperpile.com/c/M1qUXT/MYqy"><text:span text:style-name="T1">(Bagnell </text:span><text:span text:style-name="T2">et al.</text:span><text:span text:style-name="T1">, 2010)</text:span></text:a><text:span text:style-name="T1">.</text:span></text:p>
      <text:p text:style-name="P3"><text:span text:style-name="T1"/></text:p>
      <text:p text:style-name="P4"><text:span text:style-name="T3">If the rate of innovation for ML continues, it is likely to bring numerous benefits to the public domain - especially in the medical domain. For example, Google is working on infusing speech recognition and voice synthesis for subjects of </text:span><text:span text:style-name="T1">amyotrophic lateral sclerosis (ALS) which will aid them in communicating by interpreting their impeded speech and restructuring it to sound like normal speech, both done so with the use of advanced NLP models </text:span><text:a xlink:type="simple" xlink:href="https://paperpile.com/c/M1qUXT/XMvV"><text:span text:style-name="T4">(Cattiau, 2019)</text:span></text:a><text:span text:style-name="T1">. Furthermore, according to a paper published in the Journal of Diabetes Science and Technology, there are trials being conducted to test the effectiveness of ML computer vision models screening for Diabetic Retinopathy (DR) which is the leading cause of blindness in developed countries </text:span><text:a xlink:type="simple" xlink:href="https://paperpile.com/c/M1qUXT/bwJM"><text:span text:style-name="T4">(Hann </text:span><text:span text:style-name="T5">et al.</text:span><text:span text:style-name="T4">, 2009)</text:span></text:a><text:span text:style-name="T1">. The paper detailed that a computer vision approach to identifying the symptoms of DR exhibited highly precise identification of the disease</text:span><text:a xlink:type="simple" xlink:href="https://paperpile.com/c/M1qUXT/bwJM"><text:span text:style-name="T4">(Hann </text:span><text:span text:style-name="T5">et al.</text:span><text:span text:style-name="T4">, 2009)</text:span></text:a><text:span text:style-name="T1">. As the input data grows and computing power becomes more prevalent, it is inevitable that the medical community will harness its power. </text:span></text:p>
      <text:p text:style-name="P3"><text:span text:style-name="T1"/></text:p>
      <text:p text:style-name="P5"><text:span text:style-name="T6"> </text:span><text:span text:style-name="T1">Another development that can be expected is in the space of prosthetic limbs. Researchers at École polytechnique fédérale de Lausanne are investigating how ML can assist amputees in harnessing the full power of prosthetic limbs by utilising ML in unison with manual control. The ML model uses data obtained by muscle signals generated over time to build upon the accuracy of the movements of the prosthetic limb. The research is still in its infancy but boasts huge potential </text:span><text:a xlink:type="simple" xlink:href="https://paperpile.com/c/M1qUXT/UCeo"><text:span text:style-name="T1">(Coldewey, 2019)</text:span></text:a><text:span text:style-name="T1">.The technologies and developments that make this progress possible lies in the processing power a computer can harness and advancements in the algorithms being used, where the latter holds more significance. More specifically, research into the domains of NLP, computer vision and reinforcement learning (RL). Furthermore, improvement of the tools and libraries that provide a framework upon which ML can be conducted - such as PyTorch, AutoML and TensorFlow - will improve on a models accuracy and efficiency and reduce the barrier to entry so a wider variety of individuals, companies and industries are able to exploit ML </text:span><text:a xlink:type="simple" xlink:href="https://paperpile.com/c/M1qUXT/7o4W"><text:span text:style-name="T1">(Dar, 2018)</text:span></text:a><text:span text:style-name="T1">.</text:span></text:p>
      <text:p text:style-name="P3"><text:span text:style-name="T1"/></text:p>
      <text:p text:style-name="P6"><text:span text:style-name="T1">ML technologies are widely used  across various sectors. With increasing amounts of data, the application of ML models is becoming more common in a range of industries. In order to maintain high efficiency and effective work processes, organisations are implementing models of ML technologies in their data management systems. With continuous advancements in the field of  ML, companies are incorporating these technologies to maximise their opportunists and mitigate risks. With marked increases of ML implementation, humans are directly benefiting from this technology. The enhanced and stream-lined processes that these technologies create for industries are enabling them to more effectively meet burdens and demands of society. Healthcare, transportation, banking, education, law and government are all sectors who use ML to aid effective service delivery that contributes to societal development. Employees working in these sectors will be affected by changes in their work processes. Although artificial intelligence holds the advantage of minimising error, human judgment can not be replaced. Therefore, the contribution of ML technologies is generally regarded in conjunction with existing jobs/technologies and the unique skill set they offer.  With new ML capabilities, there is also space for creation of new roles and subsequently increase in employment opportunities. Although there is the potential for job displacement and/or redundancy, emerging roles will offer up-skilling and training for at-risk workers. ML technologies are having a significant impact on work industries and will continue to cement themselves as an integral part of social, political, economical and environmental <text:s/>development. As such, it is important that stakeholders have a facilitative approach that will support companies in the transforming workforce dynamic.</text:span></text:p>
      <text:p text:style-name="P3"><text:span text:style-name="T1"/></text:p>
      <text:p text:style-name="P2"><text:span text:style-name="T1">Consequently, I believe that it is inevitable ML will affect my life, directly or indirectly. The technology is prevalent in nearly all industries that serve the average consumer and that therefore serve me. Those affects may not be obviously noticeable but nonetheless have some impact, whether it is finding the best route on a GPS map, providing recommendations when searching for data of using a service, or providing guidance on my general well-being. Regardless of the medium, I believe our interpretation of the world will skew to be more data driven and ML will play a greater role in our decision making. Seeing as the as the application of ML is so diverse, it’s hard to pinpoint exactly how this will affect my friends and family but I would imagine they would be affected in much the same way. Some of them may lose their jobs by the advent of job automation, others may excel in the jobs due to ML assisted decision making. What is certain is that some of their decision making will be more data driven and therefore more educated. </text:span></text:p>
      <text:p text:style-name="P2"><text:span text:style-name="T1"> </text:span></text:p>
      <text:p text:style-name="P1"><text:span text:style-name="T1">Bibliography</text:span></text:p>
      <text:p text:style-name="P7"><text:a xlink:type="simple" xlink:href="http://paperpile.com/b/M1qUXT/MYqy"><text:span text:style-name="T1">Bagnell, J. </text:span><text:span text:style-name="T2">et al.</text:span><text:span text:style-name="T1"><text:s/>(2010) ‘Learning for Autonomous Navigation’, </text:span><text:span text:style-name="T2">IEEE Robotics &amp; Automation Magazine</text:span><text:span text:style-name="T1">, 17(2), pp. 74–84.</text:span></text:a></text:p>
      <text:p text:style-name="P7"><text:a xlink:type="simple" xlink:href="http://paperpile.com/b/M1qUXT/XMvV"><text:span text:style-name="T1">Cattiau, J. (2019) </text:span><text:span text:style-name="T2">How Tim Shaw regained his voice</text:span><text:span text:style-name="T1">, </text:span><text:span text:style-name="T2">Google</text:span><text:span text:style-name="T1">. Google. Available at: </text:span></text:a><text:a xlink:type="simple" xlink:href="https://blog.google/outreach-initiatives/accessibility/how-tim-shaw-regained-his-voice/"><text:span text:style-name="T1">https://blog.google/outreach-initiatives/accessibility/how-tim-shaw-regained-his-voice/</text:span></text:a><text:a xlink:type="simple" xlink:href="http://paperpile.com/b/M1qUXT/XMvV"><text:span text:style-name="T1"><text:s/>(Accessed: 12 January 2020).</text:span></text:a></text:p>
      <text:p text:style-name="P7"><text:a xlink:type="simple" xlink:href="http://paperpile.com/b/M1qUXT/tOGU"><text:span text:style-name="T1">Chan, P. and Stolfo, S. (no date) ‘Toward Scalable Learning with Non-uniform Class and Cost Distributions: A Case Study in Credit Card Fraud Detection’. Available at: </text:span></text:a><text:a xlink:type="simple" xlink:href="https://www.aaai.org/Papers/KDD/1998/KDD98-026.pdf"><text:span text:style-name="T1">https://www.aaai.org/Papers/KDD/1998/KDD98-026.pdf</text:span></text:a><text:a xlink:type="simple" xlink:href="http://paperpile.com/b/M1qUXT/tOGU"><text:span text:style-name="T1"><text:s/>(Accessed: 12 January 2020).</text:span></text:a></text:p>
      <text:p text:style-name="P7"><text:a xlink:type="simple" xlink:href="http://paperpile.com/b/M1qUXT/UCeo"><text:span text:style-name="T1">Coldewey, D. (2019) </text:span><text:span text:style-name="T2">This prosthetic arm combines manual control with machine learning</text:span><text:span text:style-name="T1">, </text:span><text:span text:style-name="T2">TechCrunch</text:span><text:span text:style-name="T1">. TechCrunch. Available at: </text:span></text:a><text:a xlink:type="simple" xlink:href="http://social.techcrunch.com/2019/09/13/this-prosthetic-arm-combines-manual-control-with-machine-learning/"><text:span text:style-name="T1">http://social.techcrunch.com/2019/09/13/this-prosthetic-arm-combines-manual-control-with-machine-learning/</text:span></text:a><text:a xlink:type="simple" xlink:href="http://paperpile.com/b/M1qUXT/UCeo"><text:span text:style-name="T1"><text:s/>(Accessed: 12 January 2020).</text:span></text:a></text:p>
      <text:p text:style-name="P7"><text:a xlink:type="simple" xlink:href="http://paperpile.com/b/M1qUXT/7o4W"><text:span text:style-name="T1">Dar, P. (2018) </text:span><text:span text:style-name="T2">A Technical Overview of AI &amp; ML (NLP, Computer Vision, Reinforcement Learning) in 2018 &amp; Trends for 2019</text:span><text:span text:style-name="T1">, </text:span><text:span text:style-name="T2">Analytics Vidhya</text:span><text:span text:style-name="T1">. Available at: </text:span></text:a><text:a xlink:type="simple" xlink:href="https://www.analyticsvidhya.com/blog/2018/12/key-breakthroughs-ai-ml-2018-trends-2019/"><text:span text:style-name="T1">https://www.analyticsvidhya.com/blog/2018/12/key-breakthroughs-ai-ml-2018-trends-2019/</text:span></text:a><text:a xlink:type="simple" xlink:href="http://paperpile.com/b/M1qUXT/7o4W"><text:span text:style-name="T1"><text:s/>(Accessed: 12 January 2020).</text:span></text:a></text:p>
      <text:p text:style-name="P7"><text:a xlink:type="simple" xlink:href="http://paperpile.com/b/M1qUXT/bwJM"><text:span text:style-name="T1">Hann, C. E. </text:span><text:span text:style-name="T2">et al.</text:span><text:span text:style-name="T1"><text:s/>(2009) ‘Screening for Diabetic Retinopathy Using Computer Vision and Physiological Markers’, </text:span><text:span text:style-name="T2">Journal of diabetes science and technology</text:span><text:span text:style-name="T1">. Diabetes Technology Society, 3(4), p. 819.</text:span></text:a></text:p>
      <text:p text:style-name="P7"><text:a xlink:type="simple" xlink:href="http://paperpile.com/b/M1qUXT/OKuU"><text:span text:style-name="T2">Machine Learning: What it is and why it matters</text:span><text:span text:style-name="T1"><text:s/>(2019). Available at: </text:span></text:a><text:a xlink:type="simple" xlink:href="https://www.sas.com/en_au/insights/analytics/machine-learning.html"><text:span text:style-name="T1">https://www.sas.com/en_au/insights/analytics/machine-learning.html</text:span></text:a><text:a xlink:type="simple" xlink:href="http://paperpile.com/b/M1qUXT/OKuU"><text:span text:style-name="T1"><text:s/>(Accessed: 12 January 2020).</text:span></text:a></text:p>
      <text:p text:style-name="P7"><text:a xlink:type="simple" xlink:href="http://paperpile.com/b/M1qUXT/GWQ8"><text:span text:style-name="T1">Matheson, R. (2019) </text:span><text:span text:style-name="T2">Producing better guides for medical-image analysis</text:span><text:span text:style-name="T1">, </text:span><text:span text:style-name="T2">MIT News</text:span><text:span text:style-name="T1">. Available at: </text:span></text:a><text:a xlink:type="simple" xlink:href="http://news.mit.edu/2019/ai-model-atlas-patient-brain-analysis-1126"><text:span text:style-name="T1">http://news.mit.edu/2019/ai-model-atlas-patient-brain-analysis-1126</text:span></text:a><text:a xlink:type="simple" xlink:href="http://paperpile.com/b/M1qUXT/GWQ8"><text:span text:style-name="T1"><text:s/>(Accessed: 12 January 2020).</text:span></text:a></text:p>
      <text:p text:style-name="P7"><text:a xlink:type="simple" xlink:href="http://paperpile.com/b/M1qUXT/2UdY"><text:span text:style-name="T1">Musil, S. (2018) </text:span><text:span text:style-name="T2">One in 10 American adults expected to have a smartwatch next year</text:span><text:span text:style-name="T1">, </text:span><text:span text:style-name="T2">CNET</text:span><text:span text:style-name="T1">. CNET. Available at: </text:span></text:a><text:a xlink:type="simple" xlink:href="https://www.cnet.com/news/one-in-10-american-adults-expected-to-have-a-smartwatch-next-year/"><text:span text:style-name="T1">https://www.cnet.com/news/one-in-10-american-adults-expected-to-have-a-smartwatch-next-year/</text:span></text:a><text:a xlink:type="simple" xlink:href="http://paperpile.com/b/M1qUXT/2UdY"><text:span text:style-name="T1"><text:s/>(Accessed: 12 January 2020).</text:span></text:a></text:p>
      <text:p text:style-name="P7"><text:a xlink:type="simple" xlink:href="http://paperpile.com/b/M1qUXT/PZO1"><text:span text:style-name="T1">Özdemir, A. and Barshan, B. (2014) ‘Detecting Falls with Wearable Sensors Using Machine Learning Techniques’, </text:span><text:span text:style-name="T2">Sensors</text:span><text:span text:style-name="T1">, pp. 10691–10708. doi: </text:span></text:a><text:a xlink:type="simple" xlink:href="http://dx.doi.org/10.3390/s140610691"><text:span text:style-name="T1">10.3390/s140610691</text:span></text:a><text:a xlink:type="simple" xlink:href="http://paperpile.com/b/M1qUXT/PZO1"><text:span text:style-name="T1">.</text:span></text:a></text:p>
      <text:p text:style-name="P7"><text:a xlink:type="simple" xlink:href="http://paperpile.com/b/M1qUXT/rSbC"><text:span text:style-name="T1">Ravuri, S. and Vinyals, O. (2019) ‘Seeing Is Not Necessarily Believing: Limitations Of Biggans For Data Augmentation’, </text:span><text:span text:style-name="T2">ICLR</text:span><text:span text:style-name="T1">. Available at: </text:span></text:a><text:a xlink:type="simple" xlink:href="https://openreview.net/pdf?id=rJMw747l_4"><text:span text:style-name="T1">https://openreview.net/pdf?id=rJMw747l_4</text:span></text:a><text:a xlink:type="simple" xlink:href="http://paperpile.com/b/M1qUXT/rSbC"><text:span text:style-name="T1"><text:s/>(Accessed: 12 January 2020).</text:span></text:a></text:p>
      <text:p text:style-name="P7"><text:a xlink:type="simple" xlink:href="http://paperpile.com/b/M1qUXT/BLGu"><text:span text:style-name="T2">What is Google Duplex and how do you use it?</text:span><text:span text:style-name="T1"><text:s/>(2019) </text:span><text:span text:style-name="T2">Android Authority</text:span><text:span text:style-name="T1">. Available at: </text:span></text:a><text:a xlink:type="simple" xlink:href="https://www.androidauthority.com/what-is-google-duplex-869476/"><text:span text:style-name="T1">https://www.androidauthority.com/what-is-google-duplex-869476/</text:span></text:a><text:a xlink:type="simple" xlink:href="http://paperpile.com/b/M1qUXT/BLGu"><text:span text:style-name="T1"><text:s/>(Accessed: 12 January 2020).</text:span></text:a></text:p>
      <text:p text:style-name="P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894.2</meta:generator>
  </office:meta>
</office:document-meta>
</file>